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T1" style:family="text">
      <style:text-properties fo:color="#cc7832"/>
    </style:style>
    <style:style style:name="T2" style:family="text">
      <style:text-properties fo:color="#6a8759"/>
    </style:style>
    <style:style style:name="T3" style:family="text">
      <style:text-properties fo:color="#aa4926"/>
    </style:style>
    <style:style style:name="T4" style:family="text">
      <style:text-properties fo:color="#8888c6"/>
    </style:style>
    <style:style style:name="T5" style:family="text">
      <style:text-properties fo:color="#6897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port </text:span>adal</text:p>
      <text:p text:style-name="P1"><text:span text:style-name="T1">import </text:span>requests</text:p>
      <text:p text:style-name="P1"><text:span text:style-name="T1">import </text:span>os</text:p>
      <text:p text:style-name="P1"><text:span text:style-name="T1">import </text:span>json</text:p>
      <text:p text:style-name="P1">subscription_id = <text:span text:style-name="T2">'caf27308-6116-4a82-82e3-01dd49f374db'</text:span></text:p>
      <text:p text:style-name="P1">tenant =<text:span text:style-name="T2">'524b0e96-35a3-46ef-ade3-a76c1936a890'</text:span></text:p>
      <text:p text:style-name="P1">authority_url = <text:span text:style-name="T2">'https://login.microsoftonline.com/' </text:span>+ tenant</text:p>
      <text:p text:style-name="P1">client_id = <text:span text:style-name="T2">'c6d2a509-759c-4a49-ad2c-c9096129825c'</text:span></text:p>
      <text:p text:style-name="P1">client_secret = <text:span text:style-name="T2">'zOzb]5/U31B4_FTKsONDQCUYgdXRLLw*'</text:span></text:p>
      <text:p text:style-name="P1">resource = <text:span text:style-name="T2">'https://management.azure.com/'</text:span></text:p>
      <text:p text:style-name="P1">context = adal.AuthenticationContext(authority_url)</text:p>
      <text:p text:style-name="P1">token = context.acquire_token_with_client_credentials(resource<text:span text:style-name="T1">, </text:span>client_id<text:span text:style-name="T1">, </text:span>client_secret)</text:p>
      <text:p text:style-name="P1">headers = {<text:span text:style-name="T2">'Authorization'</text:span>: <text:span text:style-name="T2">'Bearer ' </text:span>+ token[<text:span text:style-name="T2">'accessToken'</text:span>]<text:span text:style-name="T1">, </text:span><text:span text:style-name="T2">'Content-Type'</text:span>: <text:span text:style-name="T2">'application/json'</text:span>}</text:p>
      <text:p text:style-name="P1">params = {<text:span text:style-name="T2">'api-version'</text:span>: <text:span text:style-name="T2">'2019-05-10'</text:span>}</text:p>
      <text:p text:style-name="P1">resourceData = {<text:span text:style-name="T2">'location'</text:span>:<text:span text:style-name="T2">'eastus'</text:span>}</text:p>
      <text:p text:style-name="P1">resourceurl = <text:span text:style-name="T2">'https://management.azure.com/subscriptions/'</text:span>+subscription_id+<text:span text:style-name="T2">'/resourceGroups/rg1'</text:span></text:p>
      <text:p text:style-name="P1">resourceResponse = requests.get(resourceurl<text:span text:style-name="T1">,</text:span><text:span text:style-name="T3">data </text:span>= json.dumps(resourceData) <text:span text:style-name="T1">,</text:span><text:span text:style-name="T3">headers</text:span>=headers<text:span text:style-name="T1">, </text:span><text:span text:style-name="T3">params</text:span>=params)</text:p>
      <text:p text:style-name="P1">resourceId = resourceResponse.json()[<text:span text:style-name="T2">'id'</text:span>]</text:p>
      <text:p text:style-name="P1">url = <text:span text:style-name="T2">'https://management.azure.com/subscriptions/'</text:span>+subscription_id+<text:span text:style-name="T2">'/resourceGroups/rg1/providers/Microsoft.Databricks/workspaces/mydata1234567'</text:span></text:p>
      <text:p text:style-name="P1">data = {<text:span text:style-name="T2">"properties"</text:span>: {</text:p>
      <text:p text:style-name="P1"><text:span text:style-name="T2">"managedResourceGroupId"</text:span>: <text:span text:style-name="T2">'/subscriptions/'</text:span>+subscription_id+<text:span text:style-name="T2">'/resourceGroups/myManagedRG'</text:span></text:p>
      <text:p text:style-name="P1">}<text:span text:style-name="T1">,</text:span></text:p>
      <text:p text:style-name="P1"><text:span text:style-name="T2">"name"</text:span>: <text:span text:style-name="T2">"mydata1234567"</text:span><text:span text:style-name="T1">,</text:span></text:p>
      <text:p text:style-name="P1"><text:span text:style-name="T2">"location"</text:span>: <text:span text:style-name="T2">"eastus"</text:span>}</text:p>
      <text:p text:style-name="P1">paramsDB = {<text:span text:style-name="T2">'api-version'</text:span>: <text:span text:style-name="T2">'2018-04-01'</text:span>}</text:p>
      <text:p text:style-name="P1">r = requests.put(url<text:span text:style-name="T1">,</text:span><text:span text:style-name="T3">data</text:span>=json.dumps(data) <text:span text:style-name="T1">, </text:span><text:span text:style-name="T3">headers</text:span>=headers<text:span text:style-name="T1">, </text:span><text:span text:style-name="T3">params</text:span>=paramsDB)</text:p>
      <text:p text:style-name="P1"><text:span text:style-name="T4">print</text:span>(r.status_code)</text:p>
      <text:p text:style-name="P2"><text:span text:style-name="T4">print</text:span>(json.dumps(r.json()<text:span text:style-name="T1">, </text:span><text:span text:style-name="T3">indent</text:span>=<text:span text:style-name="T5">4</text:span><text:span text:style-name="T1">, </text:span><text:span text:style-name="T3">separators</text:span>=(<text:span text:style-name="T2">','</text:span><text:span text:style-name="T1">, </text:span><text:span text:style-name="T2">': '</text:span>))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0:43:26.961260480</meta:creation-date>
    <dc:date>2019-08-19T10:43:40.589270576</dc:date>
    <meta:editing-duration>PT13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94" meta:character-count="1412" meta:non-whitespace-character-count="1346"/>
  </office:meta>
</office:document-meta>
</file>